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cm" fo:margin-bottom="0.247cm" style:contextual-spacing="false" fo:line-height="115%"/>
      <style:text-properties fo:font-size="10pt" style:font-size-asian="10pt" style:font-size-complex="10pt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 style:list-style-name="L1">
      <style:text-properties fo:font-size="10pt" style:font-size-asian="10pt" style:font-size-complex="10pt"/>
    </style:style>
    <style:style style:name="P4" style:family="paragraph" style:parent-style-name="Horizontal_20_Line">
      <style:paragraph-properties fo:margin-top="0cm" fo:margin-bottom="0.247cm" style:contextual-spacing="false" fo:line-height="115%"/>
      <style:text-properties fo:font-size="10pt" style:font-size-asian="10pt" style:font-size-complex="10pt"/>
    </style:style>
    <style:style style:name="P5" style:family="paragraph" style:parent-style-name="Heading_20_3">
      <style:paragraph-properties fo:margin-top="0cm" fo:margin-bottom="0.247cm" style:contextual-spacing="false" fo:line-height="115%"/>
      <style:text-properties fo:font-size="10pt" style:font-size-asian="10pt" style:font-size-complex="10pt"/>
    </style:style>
    <style:style style:name="P6" style:family="paragraph" style:parent-style-name="Text_20_body" style:list-style-name="L2">
      <style:text-properties fo:font-size="10pt" style:font-size-asian="10pt" style:font-size-complex="10pt"/>
    </style:style>
    <style:style style:name="P7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8" style:family="paragraph" style:parent-style-name="Preformatted_20_Text">
      <style:paragraph-properties fo:margin-top="0cm" fo:margin-bottom="0.247cm" style:contextual-spacing="false" fo:line-height="115%"/>
    </style:style>
    <style:style style:name="P9" style:family="paragraph" style:parent-style-name="Preformatted_20_Text">
      <style:paragraph-properties fo:line-height="115%"/>
    </style:style>
    <style:style style:name="P10" style:family="paragraph" style:parent-style-name="Text_20_body" style:list-style-name="L3">
      <style:text-properties fo:font-size="10pt" style:font-size-asian="10pt" style:font-size-complex="10pt"/>
    </style:style>
    <style:style style:name="P11" style:family="paragraph" style:parent-style-name="Text_20_body" style:list-style-name="L4">
      <style:text-properties fo:font-size="10pt" style:font-size-asian="10pt" style:font-size-complex="10pt"/>
    </style:style>
    <style:style style:name="P12" style:family="paragraph" style:parent-style-name="Text_20_body" style:list-style-name="L5">
      <style:text-properties fo:font-size="10pt" style:font-size-asian="10pt" style:font-size-complex="10pt"/>
    </style:style>
    <style:style style:name="P13" style:family="paragraph" style:parent-style-name="Text_20_body" style:list-style-name="L6">
      <style:text-properties fo:font-size="10pt" style:font-size-asian="10pt" style:font-size-complex="10pt"/>
    </style:style>
    <style:style style:name="P14" style:family="paragraph" style:parent-style-name="Text_20_body" style:list-style-name="L7">
      <style:text-properties fo:font-size="10pt" style:font-size-asian="10pt" style:font-size-complex="10pt"/>
    </style:style>
    <style:style style:name="P15" style:family="paragraph" style:parent-style-name="Text_20_body" style:list-style-name="L8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Strong_20_Emphasis"><text:span text:style-name="T1">Flux.jl Variational Autoencoder (VAE) Handbook</text:span></text:span></text:span></text:h>
      <text:h text:style-name="P1" text:outline-level="2"><text:span text:style-name="Strong_20_Emphasis">1. Introduction</text:span></text:h>
      <text:p text:style-name="P2">A <text:span text:style-name="Strong_20_Emphasis">Variational Autoencoder (VAE)</text:span> is a <text:span text:style-name="Strong_20_Emphasis">probabilistic generative model</text:span> that learns a <text:span text:style-name="Strong_20_Emphasis">latent representation</text:span> of data. Unlike standard autoencoders, VAEs model <text:span text:style-name="Strong_20_Emphasis">uncertainty</text:span> in the latent space by mapping inputs to <text:span text:style-name="Strong_20_Emphasis">distributions</text:span> rather than deterministic vectors.</text:p>
      <text:p text:style-name="P2">Key components:</text:p>
      <text:list text:style-name="L1">
        <text:list-item>
          <text:p text:style-name="P3"><text:span text:style-name="Strong_20_Emphasis">Encoder</text:span>: Maps input xxx to latent distribution parameters μ\muμ (mean) and log⁡σ2\log\sigma^2logσ2 (log-variance)</text:p>
        </text:list-item>
        <text:list-item>
          <text:p text:style-name="P3"><text:span text:style-name="Strong_20_Emphasis">Latent sampling</text:span>: Sample z∼N(μ,σ2)z \sim \mathcal{N}(\mu, \sigma^2)z∼N(μ,σ2) using the <text:span text:style-name="Strong_20_Emphasis">reparameterization trick</text:span></text:p>
        </text:list-item>
        <text:list-item>
          <text:p text:style-name="P3"><text:span text:style-name="Strong_20_Emphasis">Decoder</text:span>: Maps zzz back to reconstructed input x^\hat{x}x^</text:p>
        </text:list-item>
        <text:list-item>
          <text:p text:style-name="P3"><text:span text:style-name="Strong_20_Emphasis">Loss function</text:span>: Combines reconstruction loss and Kullback-Leibler (KL) divergence regularization</text:p>
        </text:list-item>
      </text:list>
      <text:p text:style-name="P4"/>
      <text:h text:style-name="P1" text:outline-level="2"><text:span text:style-name="Strong_20_Emphasis">2. Architecture</text:span></text:h>
      <text:h text:style-name="P5" text:outline-level="3">2.1 Encoder</text:h>
      <text:p text:style-name="P2">The encoder produces <text:span text:style-name="Strong_20_Emphasis">distribution parameters</text:span>:</text:p>
      <text:p text:style-name="P2">x→Encoder(μ,log⁡σ2)x \xrightarrow{\text{Encoder}} (\mu, \log\sigma^2)xEncoder​(μ,logσ2) </text:p>
      <text:list text:style-name="L2">
        <text:list-item>
          <text:p text:style-name="P6">Can be <text:span text:style-name="Strong_20_Emphasis">fully-connected</text:span> for tabular or flattened images</text:p>
        </text:list-item>
        <text:list-item>
          <text:p text:style-name="P6">Can be <text:span text:style-name="Strong_20_Emphasis">convolutional</text:span> for image data</text:p>
        </text:list-item>
        <text:list-item>
          <text:p text:style-name="P6">Hidden layers often use <text:span text:style-name="Source_20_Text">relu</text:span> activations</text:p>
        </text:list-item>
      </text:list>
      <text:section text:style-name="Sect1" text:name="code-block-viewer">
        <text:p text:style-name="P7">encoder = Chain(</text:p>
        <text:p text:style-name="P8"><text:s text:c="4"/>Dense(input_dim, hidden_dim), relu,</text:p>
        <text:p text:style-name="P8"><text:s text:c="4"/>Dense(hidden_dim, hidden_dim), relu</text:p>
        <text:p text:style-name="P8">)</text:p>
        <text:p text:style-name="P8">μ_layer = Dense(hidden_dim, latent_dim)</text:p>
        <text:p text:style-name="P9">logσ_layer = Dense(hidden_dim, latent_dim)</text:p>
      </text:section>
      <text:p text:style-name="P4"/>
      <text:h text:style-name="P5" text:outline-level="3">2.2 Reparameterization Trick</text:h>
      <text:p text:style-name="P2">To backpropagate through stochastic sampling:</text:p>
      <text:p text:style-name="P2">z=μ+σ⋅ϵ,ϵ∼N(0,1)z = \mu + \sigma \cdot \epsilon, \quad \epsilon \sim \mathcal{N}(0, 1)z=μ+σ⋅ϵ,ϵ∼N(0,1) </text:p>
      <text:p text:style-name="P2">Flux implementation:</text:p>
      <text:section text:style-name="Sect1" text:name="Section1">
        <text:p text:style-name="P7"><text:bookmark text:name="code-block-viewer"/>function reparameterize(μ, logσ)</text:p>
        <text:p text:style-name="P8"><text:s text:c="4"/>ϵ = randn(Float32, size(μ))</text:p>
        <text:p text:style-name="P8"><text:s text:c="4"/>return μ .+ exp.(0.5 .* logσ) .* ϵ</text:p>
        <text:p text:style-name="P9">end</text:p>
      </text:section>
      <text:p text:style-name="P4"/>
      <text:h text:style-name="P5" text:outline-level="3">2.3 Decoder</text:h>
      <text:p text:style-name="P2">The decoder maps latent variables back to input space:</text:p>
      <text:section text:style-name="Sect1" text:name="Section2">
        <text:p text:style-name="P7"><text:bookmark text:name="code-block-viewer Copy 1"/><text:soft-page-break/>decoder = Chain(</text:p>
        <text:p text:style-name="P8"><text:s text:c="4"/>Dense(latent_dim, hidden_dim), relu,</text:p>
        <text:p text:style-name="P8"><text:s text:c="4"/>Dense(hidden_dim, hidden_dim), relu,</text:p>
        <text:p text:style-name="P8"><text:s text:c="4"/>Dense(hidden_dim, input_dim), σ <text:s/># sigmoid activation for [0,1] outputs</text:p>
        <text:p text:style-name="P9">)</text:p>
      </text:section>
      <text:list text:style-name="L3">
        <text:list-item>
          <text:p text:style-name="P10">Output activation depends on input type:</text:p>
          <text:list>
            <text:list-item>
              <text:p text:style-name="P10"><text:span text:style-name="Strong_20_Emphasis">Sigmoid</text:span> for binary/normalized data</text:p>
            </text:list-item>
            <text:list-item>
              <text:p text:style-name="P10"><text:span text:style-name="Strong_20_Emphasis">No activation</text:span> for real-valued outputs (use MSE loss)</text:p>
            </text:list-item>
          </text:list>
        </text:list-item>
      </text:list>
      <text:p text:style-name="P4"/>
      <text:h text:style-name="P1" text:outline-level="2"><text:span text:style-name="Strong_20_Emphasis">3. Loss Function</text:span></text:h>
      <text:p text:style-name="P2">VAE loss is composed of:</text:p>
      <text:list text:style-name="L4">
        <text:list-item>
          <text:p text:style-name="P11"><text:span text:style-name="Strong_20_Emphasis">Reconstruction loss</text:span> LrecL_\text{rec}Lrec​ (how well the input is reconstructed)</text:p>
        </text:list-item>
        <text:list-item>
          <text:p text:style-name="P11"><text:span text:style-name="Strong_20_Emphasis">KL divergence</text:span> LKLL_\text{KL}LKL​ (how close latent distribution is to standard normal)</text:p>
        </text:list-item>
      </text:list>
      <text:p text:style-name="P2">L=Lrec+LKL\mathcal{L} = L_\text{rec} + L_\text{KL}L=Lrec​+LKL​ </text:p>
      <text:section text:style-name="Sect1" text:name="Section3">
        <text:p text:style-name="P7"><text:bookmark text:name="code-block-viewer Copy 2"/>function kl_divergence(μ, logσ)</text:p>
        <text:p text:style-name="P8"><text:s text:c="4"/>return -0.5 * sum(1 .+ logσ .- μ.^2 .- exp.(logσ))</text:p>
        <text:p text:style-name="P8">end</text:p>
        <text:p text:style-name="P8">function loss_fn(x)</text:p>
        <text:p text:style-name="P8"><text:s text:c="4"/>h = encoder(x)</text:p>
        <text:p text:style-name="P8"><text:s text:c="4"/>μ = μ_layer(h)</text:p>
        <text:p text:style-name="P8"><text:s text:c="4"/>logσ = logσ_layer(h)</text:p>
        <text:p text:style-name="P8"><text:s text:c="4"/>z = reparameterize(μ, logσ)</text:p>
        <text:p text:style-name="P8"><text:s text:c="4"/>x_hat = decoder(z)</text:p>
        <text:p text:style-name="P8"><text:s text:c="4"/>recon_loss = sum(binarycrossentropy.(x_hat, x)) <text:s/># Bernoulli reconstruction</text:p>
        <text:p text:style-name="P8"><text:s text:c="4"/>kl_loss = kl_divergence(μ, logσ)</text:p>
        <text:p text:style-name="P8"><text:s text:c="4"/>return recon_loss + kl_loss</text:p>
        <text:p text:style-name="P9">end</text:p>
      </text:section>
      <text:p text:style-name="P4"/>
      <text:h text:style-name="P1" text:outline-level="2"><text:span text:style-name="Strong_20_Emphasis">4. Training Workflow</text:span></text:h>
      <text:list text:style-name="L5">
        <text:list-item>
          <text:p text:style-name="P12"><text:span text:style-name="Strong_20_Emphasis">Prepare input batches</text:span> as matrices <text:span text:style-name="Source_20_Text">(features x batch)</text:span></text:p>
        </text:list-item>
        <text:list-item>
          <text:p text:style-name="P12">Forward pass through encoder → sample latent zzz → decode → reconstruct</text:p>
        </text:list-item>
        <text:list-item>
          <text:p text:style-name="P12">Compute <text:span text:style-name="Strong_20_Emphasis">reconstruction + KL loss</text:span></text:p>
        </text:list-item>
        <text:list-item>
          <text:p text:style-name="P12">Backpropagate and <text:span text:style-name="Strong_20_Emphasis">update encoder &amp; decoder parameters</text:span> using ADAM or other optimizers</text:p>
        </text:list-item>
      </text:list>
      <text:section text:style-name="Sect1" text:name="Section4">
        <text:p text:style-name="P7"><text:bookmark text:name="code-block-viewer Copy 3"/>opt = ADAM(1e-3)</text:p>
        <text:p text:style-name="P8">for epoch in 1:epochs</text:p>
        <text:p text:style-name="P8"><text:s text:c="4"/>for x_batch in train_loader</text:p>
        <text:p text:style-name="P8"><text:s text:c="8"/>gs = gradient(Flux.params(encoder, μ_layer, logσ_layer, decoder)) do</text:p>
        <text:p text:style-name="P8"><text:soft-page-break/><text:s text:c="12"/>loss_fn(x_batch)</text:p>
        <text:p text:style-name="P8"><text:s text:c="8"/>end</text:p>
        <text:p text:style-name="P8"><text:s text:c="8"/>Flux.Optimise.update!(opt, Flux.params(encoder, μ_layer, logσ_layer, decoder), gs)</text:p>
        <text:p text:style-name="P8"><text:s text:c="4"/>end</text:p>
        <text:p text:style-name="P9">end</text:p>
      </text:section>
      <text:p text:style-name="P4"/>
      <text:h text:style-name="P1" text:outline-level="2"><text:span text:style-name="Strong_20_Emphasis">5. Sampling from the VAE</text:span></text:h>
      <text:p text:style-name="P2">Once trained, we can <text:span text:style-name="Strong_20_Emphasis">generate new data</text:span> by sampling z∼N(0,I)z \sim \mathcal{N}(0, I)z∼N(0,I) and passing through the decoder:</text:p>
      <text:section text:style-name="Sect1" text:name="Section5">
        <text:p text:style-name="P7"><text:bookmark text:name="code-block-viewer Copy 4"/>function sample_vae(n)</text:p>
        <text:p text:style-name="P8"><text:s text:c="4"/>z = randn(Float32, latent_dim, n)</text:p>
        <text:p text:style-name="P8"><text:s text:c="4"/>x_samples = decoder(z)</text:p>
        <text:p text:style-name="P8"><text:s text:c="4"/>return x_samples</text:p>
        <text:p text:style-name="P9">end</text:p>
      </text:section>
      <text:p text:style-name="P4"/>
      <text:h text:style-name="P1" text:outline-level="2"><text:span text:style-name="Strong_20_Emphasis">6. Best Practices</text:span></text:h>
      <text:list text:style-name="L6">
        <text:list-item>
          <text:p text:style-name="P13"><text:span text:style-name="Strong_20_Emphasis">Latent Dimensionality</text:span>:</text:p>
          <text:list>
            <text:list-item>
              <text:p text:style-name="P13">Small latent spaces (2–10) allow visualization</text:p>
            </text:list-item>
            <text:list-item>
              <text:p text:style-name="P13">Larger latent spaces capture more complex data patterns</text:p>
            </text:list-item>
          </text:list>
        </text:list-item>
        <text:list-item>
          <text:p text:style-name="P13"><text:span text:style-name="Strong_20_Emphasis">Hidden Layer Size</text:span>:</text:p>
          <text:list>
            <text:list-item>
              <text:p text:style-name="P13">Depends on input complexity</text:p>
            </text:list-item>
            <text:list-item>
              <text:p text:style-name="P13">Too small → poor reconstruction; too large → overfitting</text:p>
            </text:list-item>
          </text:list>
        </text:list-item>
        <text:list-item>
          <text:p text:style-name="P13"><text:span text:style-name="Strong_20_Emphasis">Reconstruction Loss</text:span>:</text:p>
          <text:list>
            <text:list-item>
              <text:p text:style-name="P13">Binary data → <text:span text:style-name="Source_20_Text">binarycrossentropy</text:span></text:p>
            </text:list-item>
            <text:list-item>
              <text:p text:style-name="P13">Continuous data → <text:span text:style-name="Source_20_Text">mse</text:span> or <text:span text:style-name="Source_20_Text">Flux.Losses.mse</text:span></text:p>
            </text:list-item>
          </text:list>
        </text:list-item>
        <text:list-item>
          <text:p text:style-name="P13"><text:span text:style-name="Strong_20_Emphasis">KL Annealing</text:span>:</text:p>
          <text:list>
            <text:list-item>
              <text:p text:style-name="P13">Gradually increase KL weight during training to stabilize early learning</text:p>
            </text:list-item>
          </text:list>
        </text:list-item>
        <text:list-item>
          <text:p text:style-name="P13"><text:span text:style-name="Strong_20_Emphasis">Batching</text:span>:</text:p>
          <text:list>
            <text:list-item>
              <text:p text:style-name="P13">VAE benefits from moderate batch sizes (32–256) for stable gradients</text:p>
            </text:list-item>
          </text:list>
        </text:list-item>
        <text:list-item>
          <text:p text:style-name="P13"><text:span text:style-name="Strong_20_Emphasis">Extensions</text:span>:</text:p>
          <text:list>
            <text:list-item>
              <text:p text:style-name="P13"><text:span text:style-name="Strong_20_Emphasis">ConvVAE</text:span> for images</text:p>
            </text:list-item>
            <text:list-item>
              <text:p text:style-name="P13"><text:span text:style-name="Strong_20_Emphasis">Conditional VAE (CVAE)</text:span> to generate class-specific samples</text:p>
            </text:list-item>
            <text:list-item>
              <text:p text:style-name="P13"><text:span text:style-name="Strong_20_Emphasis">β-VAE</text:span> to encourage disentangled latent features</text:p>
            </text:list-item>
          </text:list>
        </text:list-item>
      </text:list>
      <text:p text:style-name="P4"/>
      <text:h text:style-name="P1" text:outline-level="2"><text:span text:style-name="Strong_20_Emphasis">7. References</text:span></text:h>
      <text:list text:style-name="L7">
        <text:list-item>
          <text:p text:style-name="P14">Kingma, D.P., Welling, M., <text:span text:style-name="Emphasis">Auto-Encoding Variational Bayes</text:span>, 2014</text:p>
        </text:list-item>
        <text:list-item>
          <text:p text:style-name="P14"><text:soft-page-break/>Doersch, C., <text:span text:style-name="Emphasis">Tutorial on Variational Autoencoders</text:span>, 2016</text:p>
        </text:list-item>
        <text:list-item>
          <text:p text:style-name="P14">Goodfellow, I., Bengio, Y., Courville, A., <text:span text:style-name="Emphasis">Deep Learning</text:span>, MIT Press, 2016</text:p>
        </text:list-item>
        <text:list-item>
          <text:p text:style-name="P14">Flux.jl Documentation: <text:a xlink:type="simple" xlink:href="https://fluxml.ai/Flux.jl/stable/" office:target-frame-name="_new" xlink:show="replace" text:style-name="Internet_20_link" text:visited-style-name="Visited_20_Internet_20_Link">https://fluxml.ai/Flux.jl/stable/</text:a></text:p>
        </text:list-item>
      </text:list>
      <text:p text:style-name="P4"/>
      <text:p text:style-name="P2">✅ <text:span text:style-name="Strong_20_Emphasis">Summary</text:span></text:p>
      <text:p text:style-name="P2">The VAE handbook covers:</text:p>
      <text:list text:style-name="L8">
        <text:list-item>
          <text:p text:style-name="P15">Probabilistic encoder/decoder architecture</text:p>
        </text:list-item>
        <text:list-item>
          <text:p text:style-name="P15">Reparameterization trick for backprop</text:p>
        </text:list-item>
        <text:list-item>
          <text:p text:style-name="P15">Loss function combining reconstruction + KL divergence</text:p>
        </text:list-item>
        <text:list-item>
          <text:p text:style-name="P15">Training workflow in Flux.jl</text:p>
        </text:list-item>
        <text:list-item>
          <text:p text:style-name="P15">Sampling and generation</text:p>
        </text:list-item>
        <text:list-item>
          <text:p text:style-name="P15">Practical tips and best practices</text:p>
        </text:list-item>
      </text:list>
      <text:p text:style-name="Text_20_body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3:50:43.012006900</meta:creation-date>
    <dc:date>2026-02-24T13:56:52.251957300</dc:date>
    <meta:editing-duration>PT2M8S</meta:editing-duration>
    <meta:editing-cycles>4</meta:editing-cycles>
    <meta:generator>LibreOffice/25.2.4.2$Windows_X86_64 LibreOffice_project/508ff62361999404a9d3590fe47df713b5888744</meta:generator>
    <meta:document-statistic meta:table-count="0" meta:image-count="0" meta:object-count="0" meta:page-count="4" meta:paragraph-count="109" meta:word-count="589" meta:character-count="4466" meta:non-whitespace-character-count="3796"/>
  </office:meta>
</office:document-meta>
</file>